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1CE0000015AF9F1E5CE.eps" manifest:media-type=""/>
  <manifest:file-entry manifest:full-path="Pictures/2000000200000241000001B13E7736D9.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3333ff"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990099"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00ffff"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581cm" fo:min-width="1.581cm" fo:padding-top="0cm" fo:padding-bottom="0cm" fo:padding-left="0cm" fo:padding-right="0cm"/>
    </style:style>
    <style:style style:name="gr10" style:family="graphic" style:parent-style-name="standard">
      <style:graphic-properties draw:stroke="none" draw:fill="none" draw:textarea-horizontal-align="left" draw:auto-grow-width="true" fo:min-height="0.581cm" fo:min-width="1.551cm" fo:padding-top="0cm" fo:padding-bottom="0cm" fo:padding-left="0cm" fo:padding-right="0cm"/>
    </style:style>
    <style:style style:name="gr11" style:family="graphic" style:parent-style-name="standard">
      <style:graphic-properties draw:stroke="none" draw:fill="none" draw:textarea-horizontal-align="left" draw:auto-grow-width="true" fo:min-height="0.581cm" fo:min-width="1.342cm" fo:padding-top="0cm" fo:padding-bottom="0cm" fo:padding-left="0cm" fo:padding-right="0cm"/>
    </style:style>
    <style:style style:name="gr12" style:family="graphic" style:parent-style-name="standard">
      <style:graphic-properties draw:stroke="solid" svg:stroke-width="0.035cm" svg:stroke-color="#000000" draw:marker-start-width="0.252cm" draw:marker-end-width="0.252cm" draw:fill="solid" draw:fill-color="#99ff99" draw:opacity="50%" fo:min-height="0.738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solid" draw:fill-color="#3333ff" draw:opacity="50%" fo:min-height="0.738cm" fo:padding-top="0.142cm" fo:padding-bottom="0.142cm" fo:padding-left="0.267cm" fo:padding-right="0.267cm"/>
    </style:style>
    <style:style style:name="gr14" style:family="graphic" style:parent-style-name="standard">
      <style:graphic-properties draw:stroke="solid" svg:stroke-width="0.035cm" svg:stroke-color="#000000" draw:marker-start-width="0.252cm" draw:marker-end-width="0.252cm" draw:fill="solid" draw:fill-color="#00ffff" draw:opacity="50%" fo:min-height="0.738cm" fo:padding-top="0.142cm" fo:padding-bottom="0.142cm" fo:padding-left="0.267cm" fo:padding-right="0.267cm"/>
    </style:style>
    <style:style style:name="gr15" style:family="graphic" style:parent-style-name="standard">
      <style:graphic-properties draw:stroke="solid" svg:stroke-width="0.035cm" svg:stroke-color="#000000" draw:marker-start-width="0.252cm" draw:marker-end-width="0.252cm" draw:fill="solid" draw:fill-color="#ffff99" draw:opacity="50%" fo:min-height="0.738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ff99ff" draw:opacity="50%" fo:min-height="0.738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990000" draw:opacity="50%" fo:min-height="0.738cm" fo:padding-top="0.142cm" fo:padding-bottom="0.142cm" fo:padding-left="0.267cm" fo:padding-right="0.267cm"/>
    </style:style>
    <style:style style:name="gr18" style:family="graphic" style:parent-style-name="standard">
      <style:graphic-properties svg:stroke-color="#000000" draw:fill-color="#ffffff" draw:textarea-horizontal-align="justify" draw:textarea-vertical-align="middle" draw:auto-grow-height="false" fo:min-height="2.652cm" fo:min-width="10.428cm"/>
    </style:style>
    <style:style style:name="gr19" style:family="graphic" style:parent-style-name="standard">
      <style:graphic-properties draw:stroke="none" draw:fill="none" draw:textarea-horizontal-align="left" draw:auto-grow-width="true" fo:min-height="0.937cm" fo:min-width="0.002cm" fo:padding-top="0cm" fo:padding-bottom="0cm" fo:padding-left="0cm" fo:padding-right="0cm"/>
    </style:style>
    <style:style style:name="gr20" style:family="graphic" style:parent-style-name="standard">
      <style:graphic-properties draw:stroke="solid" svg:stroke-width="0.035cm" svg:stroke-color="#000000" draw:marker-start-width="0.252cm" draw:marker-end-width="0.252cm" draw:fill="solid" draw:fill-color="#000000" draw:opacity="50%" fo:min-height="0.738cm" fo:padding-top="0.142cm" fo:padding-bottom="0.142cm" fo:padding-left="0.267cm" fo:padding-right="0.267cm"/>
    </style:style>
    <style:style style:name="gr21" style:family="graphic" style:parent-style-name="standard">
      <style:graphic-properties svg:stroke-color="#000000" draw:opacity="50%" draw:textarea-horizontal-align="justify" draw:textarea-vertical-align="middle" draw:auto-grow-height="false" fo:min-height="0.177cm" fo:min-width="0.995cm"/>
    </style:style>
    <style:style style:name="gr22" style:family="graphic" style:parent-style-name="standard">
      <style:graphic-properties svg:stroke-color="#000000" draw:opacity="50%" draw:textarea-horizontal-align="justify" draw:textarea-vertical-align="middle" draw:auto-grow-height="false" fo:min-height="0.177cm" fo:min-width="0.994cm"/>
    </style:style>
    <style:style style:name="gr23" style:family="graphic" style:parent-style-name="standard">
      <style:graphic-properties draw:opacity="9%" draw:textarea-horizontal-align="justify" draw:textarea-vertical-align="middle" draw:auto-grow-height="false" fo:min-height="10.924cm" fo:min-width="8.34cm"/>
    </style:style>
    <style:style style:name="gr24" style:family="graphic" style:parent-style-name="standard">
      <style:graphic-properties draw:stroke="solid" svg:stroke-width="0.053cm" svg:stroke-color="#000000" draw:marker-start-width="0.279cm" draw:marker-end-width="0.279cm" svg:stroke-opacity="100%" draw:opacity="0%" draw:textarea-horizontal-align="justify" draw:textarea-vertical-align="middle" draw:auto-grow-height="false" fo:min-height="16.098cm" fo:min-width="17.948cm" fo:padding-top="0.151cm" fo:padding-bottom="0.151cm" fo:padding-left="0.276cm" fo:padding-right="0.276cm"/>
    </style:style>
    <style:style style:name="gr25" style:family="graphic" style:parent-style-name="objectwithoutfill">
      <style:graphic-properties svg:stroke-width="0.159cm" draw:marker-start-width="0.438cm" draw:marker-end="Arrow" draw:marker-end-width="0.538cm" svg:stroke-opacity="50%" draw:fill="none" draw:textarea-vertical-align="middle" fo:padding-top="0.204cm" fo:padding-bottom="0.204cm" fo:padding-left="0.329cm" fo:padding-right="0.329cm"/>
    </style:style>
    <style:style style:name="gr26" style:family="graphic" style:parent-style-name="standard">
      <style:graphic-properties draw:stroke="none" svg:stroke-color="#000000" draw:fill="none" draw:fill-color="#ffffff" fo:min-height="1.85cm"/>
    </style:style>
    <style:style style:name="gr27" style:family="graphic" style:parent-style-name="standard">
      <style:graphic-properties draw:stroke="none" svg:stroke-color="#000000" draw:fill="none" draw:fill-color="#ffffff" fo:min-height="1.068cm"/>
    </style:style>
    <style:style style:name="gr28" style:family="graphic" style:parent-style-name="standard">
      <style:graphic-properties draw:stroke="none" svg:stroke-color="#000000" draw:fill="none" draw:fill-color="#ffffff" fo:min-height="3.45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3333ff" draw:opacity="50%"/>
    </style:style>
    <style:style style:name="P4" style:family="paragraph">
      <loext:graphic-properties draw:fill="solid" draw:fill-color="#006600" draw:opacity="50%"/>
    </style:style>
    <style:style style:name="P5" style:family="paragraph">
      <loext:graphic-properties draw:fill="solid" draw:fill-color="#990099" draw:opacity="50%"/>
    </style:style>
    <style:style style:name="P6" style:family="paragraph">
      <loext:graphic-properties draw:fill="solid" draw:fill-color="#00ffff" draw:opacity="50%"/>
    </style:style>
    <style:style style:name="P7" style:family="paragraph">
      <loext:graphic-properties draw:fill="solid" draw:fill-color="#ff0000" draw:opacity="50%"/>
    </style:style>
    <style:style style:name="P8" style:family="paragraph">
      <loext:graphic-properties draw:fill="solid" draw:fill-color="#ffff00"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14pt"/>
    </style:style>
    <style:style style:name="P11" style:family="paragraph">
      <loext:graphic-properties draw:fill="solid" draw:fill-color="#99ff99" draw:opacity="50%"/>
      <style:paragraph-properties fo:text-align="center"/>
      <style:text-properties style:font-name="DejaVu Sans Condensed"/>
    </style:style>
    <style:style style:name="P12" style:family="paragraph">
      <loext:graphic-properties draw:fill="solid" draw:fill-color="#3333ff" draw:opacity="50%"/>
      <style:paragraph-properties fo:text-align="center"/>
      <style:text-properties style:font-name="DejaVu Sans Condensed"/>
    </style:style>
    <style:style style:name="P13" style:family="paragraph">
      <loext:graphic-properties draw:fill="solid" draw:fill-color="#00ffff" draw:opacity="50%"/>
      <style:paragraph-properties fo:text-align="center"/>
      <style:text-properties style:font-name="DejaVu Sans Condensed"/>
    </style:style>
    <style:style style:name="P14" style:family="paragraph">
      <loext:graphic-properties draw:fill="solid" draw:fill-color="#ffff99" draw:opacity="50%"/>
      <style:paragraph-properties fo:text-align="center"/>
      <style:text-properties style:font-name="DejaVu Sans Condensed"/>
    </style:style>
    <style:style style:name="P15" style:family="paragraph">
      <loext:graphic-properties draw:fill="solid" draw:fill-color="#ff99ff" draw:opacity="50%"/>
      <style:paragraph-properties fo:text-align="center"/>
      <style:text-properties style:font-name="DejaVu Sans Condensed"/>
    </style:style>
    <style:style style:name="P16" style:family="paragraph">
      <loext:graphic-properties draw:fill="solid" draw:fill-color="#990000" draw:opacity="50%"/>
      <style:paragraph-properties fo:text-align="center"/>
      <style:text-properties style:font-name="DejaVu Sans Condensed"/>
    </style:style>
    <style:style style:name="P17" style:family="paragraph">
      <loext:graphic-properties draw:fill-color="#ffffff"/>
      <style:paragraph-properties fo:text-align="center"/>
    </style:style>
    <style:style style:name="P18" style:family="paragraph">
      <loext:graphic-properties draw:fill="solid" draw:fill-color="#000000" draw:opacity="50%"/>
      <style:paragraph-properties fo:text-align="center"/>
      <style:text-properties style:font-name="DejaVu Sans Condensed"/>
    </style:style>
    <style:style style:name="P19" style:family="paragraph">
      <loext:graphic-properties draw:opacity="50%"/>
      <style:paragraph-properties fo:text-align="center"/>
    </style:style>
    <style:style style:name="P20" style:family="paragraph">
      <loext:graphic-properties draw:opacity="9%"/>
      <style:paragraph-properties fo:text-align="center"/>
    </style:style>
    <style:style style:name="P21" style:family="paragraph">
      <loext:graphic-properties draw:opacity="0%"/>
      <style:paragraph-properties fo:text-align="center"/>
    </style:style>
    <style:style style:name="P22" style:family="paragraph">
      <loext:graphic-properties draw:fill="none" draw:fill-color="#ffffff"/>
      <style:text-properties style:font-name="DejaVu Sans Condensed" fo:font-size="36pt" fo:font-weight="bold" style:font-size-asian="36pt" style:font-weight-asian="bold" style:font-size-complex="36pt" style:font-weight-complex="bold"/>
    </style:style>
    <style:style style:name="P23" style:family="paragraph">
      <loext:graphic-properties draw:fill="none" draw:fill-color="#ffffff"/>
      <style:paragraph-properties fo:text-align="center"/>
      <style:text-properties style:font-name="DejaVu Sans Condensed" fo:font-size="26pt" style:font-size-asian="26pt" style:font-size-complex="26pt"/>
    </style:style>
    <style:style style:name="P24" style:family="paragraph">
      <style:text-properties style:font-name="DejaVu Sans Condensed" fo:font-size="60pt" fo:font-style="normal" style:text-underline-style="none" fo:font-weight="bold" style:font-size-asian="60pt" style:font-style-asian="normal" style:font-weight-asian="bold" style:font-size-complex="60pt" style:font-style-complex="normal" style:font-weight-complex="bold"/>
    </style:style>
    <style:style style:name="P25" style:family="paragraph">
      <loext:graphic-properties draw:fill="none" draw:fill-color="#ffffff"/>
      <style:text-properties style:font-name="DejaVu Sans Condensed" fo:font-size="60pt" fo:font-style="normal" style:text-underline-style="none" fo:font-weight="bold" style:font-size-asian="60pt" style:font-style-asian="normal" style:font-weight-asian="bold" style:font-size-complex="60pt" style:font-style-complex="normal" style:font-weight-complex="bold"/>
    </style:style>
    <style:style style:name="T1" style:family="text">
      <style:text-properties style:font-name="DejaVu Sans Condensed" fo:font-size="14pt"/>
    </style:style>
    <style:style style:name="T2" style:family="text">
      <style:text-properties style:font-name="DejaVu Sans Condensed"/>
    </style:style>
    <style:style style:name="T3" style:family="text">
      <style:text-properties style:font-name="DejaVu Sans Condensed" fo:font-size="36pt" fo:font-weight="bold" style:font-size-asian="36pt" style:font-weight-asian="bold" style:font-size-complex="36pt" style:font-weight-complex="bold"/>
    </style:style>
    <style:style style:name="T4" style:family="text">
      <style:text-properties style:font-name="DejaVu Sans Condensed" fo:font-size="26pt" style:font-size-asian="26pt" style:font-size-complex="26pt"/>
    </style:style>
    <style:style style:name="T5" style:family="text">
      <style:text-properties style:font-name="DejaVu Sans Condensed" fo:font-size="60pt" fo:font-style="normal" style:text-underline-style="none" fo:font-weight="bold"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cm" svg:height="18.01cm" svg:x="0.8cm" svg:y="21cm">
          <draw:image xlink:href="Pictures/2000000200000241000001B13E7736D9.eps" xlink:type="simple" xlink:show="embed" xlink:actuate="onLoad">
            <text:p/>
          </draw:image>
        </draw:frame>
        <draw:g>
          <draw:g>
            <draw:line draw:style-name="gr2" draw:text-style-name="P2" draw:layer="layout" svg:x1="29.735cm" svg:y1="36.383cm" svg:x2="29.735cm" svg:y2="21.927cm">
              <text:p/>
            </draw:line>
            <draw:line draw:style-name="gr2" draw:text-style-name="P2" draw:layer="layout" svg:x1="32.132cm" svg:y1="36.383cm" svg:x2="32.132cm" svg:y2="21.927cm">
              <text:p/>
            </draw:line>
            <draw:line draw:style-name="gr2" draw:text-style-name="P2" draw:layer="layout" svg:x1="34.528cm" svg:y1="36.383cm" svg:x2="34.528cm" svg:y2="21.927cm">
              <text:p/>
            </draw:line>
            <draw:line draw:style-name="gr2" draw:text-style-name="P2" draw:layer="layout" svg:x1="36.923cm" svg:y1="36.383cm" svg:x2="36.923cm" svg:y2="21.927cm">
              <text:p/>
            </draw:line>
            <draw:line draw:style-name="gr2" draw:text-style-name="P2" draw:layer="layout" svg:x1="39.319cm" svg:y1="36.383cm" svg:x2="39.319cm" svg:y2="21.927cm">
              <text:p/>
            </draw:line>
            <draw:line draw:style-name="gr2" draw:text-style-name="P2" draw:layer="layout" svg:x1="41.715cm" svg:y1="36.383cm" svg:x2="41.715cm" svg:y2="21.927cm">
              <text:p/>
            </draw:line>
            <draw:polyline draw:style-name="gr2" draw:text-style-name="P2" draw:layer="layout" svg:width="15.06cm" svg:height="14.456cm" svg:x="27.639cm" svg:y="21.927cm" svg:viewBox="0 0 15061 14457" draw:points="0,0 0,14457 15061,14457 15061,0">
              <text:p/>
            </draw:polyline>
            <draw:path draw:style-name="gr3" draw:text-style-name="P3" draw:layer="layout" svg:width="15.06cm" svg:height="5.257cm" svg:x="27.639cm" svg:y="29.123cm" svg:viewBox="0 0 15061 5258" svg:d="M0 0l57 5c57 5 171 16 285 22 115 6 228 8 343 11 113 1 228 4 342 6s228 4 342 4c114 1 228-1 343 10 113 11 228 34 341 50 115 17 229 26 343 35 114 11 229 20 342 30 115 11 229 20 342 60 115 39 228 108 343 155 114 47 228 72 342 94 115 23 228 42 343 57 114 14 228 24 342 33 114 8 228 14 342 22s228 18 343 32c113 14 228 32 342 53s228 44 342 65c114 22 228 41 342 60 114 20 229 40 342 61 115 20 228 41 343 60 114 20 228 39 342 58 114 18 228 36 342 57 115 20 228 42 343 67 113 25 228 52 342 85s228 71 343 112c113 41 227 82 342 127 113 44 228 89 341 137 115 48 229 97 343 146 114 50 229 100 342 150 115 52 229 105 343 159s227 110 342 168c114 58 228 119 342 179 115 60 228 119 343 169 114 51 228 93 342 132s228 74 342 105 228 57 343 82c113 24 228 48 342 69 114 22 228 41 342 60 114 18 228 35 342 53 114 17 229 36 342 50 115 16 229 28 343 39 114 12 228 22 342 29 115 7 228 10 342 13 115 4 228 7 286 9l57 2v2076l-57-15c-58-16-171-47-286-79-114-32-227-66-342-105-114-39-228-84-342-132-114-49-228-100-343-155-113-55-228-115-342-171-114-55-228-106-342-160s-228-109-342-168-229-121-342-186c-115-66-229-134-343-206-114-71-228-146-342-223-114-78-228-159-342-247-115-87-228-181-343-273-114-92-228-181-342-264-115-85-228-164-342-237-114-72-228-140-343-206-113-65-228-130-342-193-114-61-228-122-343-181-113-58-228-117-341-172-115-55-229-106-342-156-115-50-229-98-343-139-114-42-229-76-342-107-115-32-228-60-343-85-114-26-228-49-342-71-114-23-228-47-342-71-115-24-228-49-343-74-113-24-228-49-342-73s-228-47-342-73-228-55-342-82c-114-26-229-51-342-70-115-19-229-34-343-46s-228-22-342-34c-114-13-228-27-342-48-115-20-228-46-343-76-114-32-228-68-342-123-115-56-228-131-343-176-113-46-227-63-342-80-113-17-228-34-342-51s-228-34-343-56c-113-23-228-51-341-66-115-14-229-16-343-19s-228-7-342-13-229-11-342-17c-115-6-228-12-343-20-114-8-228-18-285-24l-57-5z">
              <text:p/>
            </draw:path>
            <draw:path draw:style-name="gr4" draw:text-style-name="P4" draw:layer="layout" svg:width="15.06cm" svg:height="8.425cm" svg:x="27.639cm" svg:y="21.927cm" svg:viewBox="0 0 15061 8426" svg:d="M0 7230l57 4c57 5 171 15 285 23 115 10 228 19 343 28 113 11 228 20 342 35 114 13 228 31 342 48 114 16 228 32 343 46 113 16 228 29 341 47 115 18 229 40 343 46s229-1 342 3c115 4 229 21 342 9 115-12 228-53 343-68 114-16 228-8 342 3 115 10 228 20 343 30 114 8 228 16 342 21 114 6 228 9 342 15s228 14 343 23c113 10 228 20 342 32 114 13 228 26 342 37s228 19 342 28c114 8 229 16 342 25 115 8 228 17 343 26 114 9 228 17 342 25 114 7 228 13 342 19 115 6 228 14 343 22 113 7 228 16 342 23s228 11 343-116c113-128 227-386 342-525 113-140 228-160 341-182 115-22 229-45 343-267 114-221 229-640 342-873 115-233 229-280 343-332s227-110 342-176c114-66 228-140 342-511 115-372 228-1040 343-1431 114-391 228-505 342-613 114-109 228-213 342-318s228-212 343-321c113-107 228-216 342-322s228-209 342-308c114-97 228-190 342-281 114-92 229-184 342-271 115-88 229-171 343-253 114-83 228-165 342-243 115-78 228-153 342-224 115-73 228-143 286-178l57-35v2722l-57 27c-58 26-171 78-286 131-114 53-227 108-342 166-114 58-228 119-342 181s-228 126-343 192c-113 67-228 135-342 203s-228 135-342 206-228 146-342 223-229 155-342 232c-115 76-229 150-343 218-114 67-228 128-342 188-114 61-228 122-342 459-115 337-228 949-343 1265-114 316-228 335-342 350-115 15-228 25-342 34-114 10-228 21-343 217-113 195-228 577-342 760-114 182-228 166-343 144-113-21-228-49-341 47-115 96-229 315-342 405-115 90-229 52-343 18-114-33-229-59-342-84-115-25-228-48-343-68-114-20-228-38-342-57-114-18-228-38-342-58-115-19-228-39-343-60-113-20-228-40-342-60-114-21-228-39-342-60s-228-45-342-66c-114-20-229-39-342-53-115-14-229-23-343-32-114-8-228-14-342-22s-228-18-342-33c-115-15-228-34-343-56-114-22-228-47-342-46-115 1-228 27-343 26-113 0-227-28-342-43-113-15-228-18-342-34-114-17-228-46-343-70-113-25-228-46-341-64-115-18-229-33-343-50-114-16-228-34-342-49-114-13-229-23-342-33-115-10-228-19-343-28-114-9-228-19-285-24l-57-4z">
              <text:p/>
            </draw:path>
            <draw:path draw:style-name="gr5" draw:text-style-name="P5" draw:layer="layout" svg:width="15.06cm" svg:height="5.552cm" svg:x="27.639cm" svg:y="25.818cm" svg:viewBox="0 0 15061 5553" svg:d="M0 3319l57-2c57-2 171-7 285-11 115-5 228-10 343-14 113-4 228-9 342-14 114-3 228-6 342-12 114-5 228-11 343-19 113-8 228-18 341-30 115-13 229-28 343-43 114-14 229-29 342-42 115-14 229-27 342-41 115-13 228-27 343-42 114-16 228-35 342-50 115-15 228-25 343-34 114-8 228-14 342-20s228-10 342-16 228-13 343-25c113-11 228-25 342-41s228-33 342-48c114-16 228-29 342-45 114-15 229-33 342-51 115-19 228-36 343-54 114-18 228-35 342 56 114 90 228 289 342 387 115 97 228 94 343 91 113-3 228-7 342-12s228-13 343 114c113 127 227 389 342 533 113 144 228 171 341 193 115 21 229 38 343 52 114 15 229 27 342 40 115 12 229 26 343 40 114 16 227 33 342 47 114 16 228 29 342-219 115-248 228-755 343-1024 114-270 228-302 342-333s228-62 342-98 228-77 343-117c113-41 228-82 342-122s228-80 342-119c114-40 228-79 342-121 114-41 229-83 342-125 115-42 229-83 343-546 114-462 228-1346 342-1381 115-34 228 781 342 1172 115 392 228 359 286 343l57-17v2654l-57 7c-58 9-171 26-286-382-114-409-227-1243-342-1231-114 12-228 870-342 1303-114 432-228 440-343 445-113 5-228 8-342 13-114 4-228 10-342 17-114 8-228 16-342 25s-229 18-342 25c-115 8-229 14-343 13s-228-8-342-19-228-24-342 193c-115 217-228 665-343 859-114 194-228 133-342 75-115-58-228-114-342-168-114-55-228-107-343-158-113-51-228-101-342-151-114-49-228-98-343-146-113-47-228-93-341-254-115-162-229-438-342-579-115-140-229-145-343-151-114-7-229-16-342-23-115-9-228-16-343-123-114-107-228-314-342-413-114-100-228-93-342-86-115 8-228 15-343 23-113 9-228 17-342 26-114 8-228 14-342 20s-228 10-342 14-229 8-342 10c-115 2-229 2-343 2s-228-1-342-2-228-1-342-3c-115-1-228-3-343-3-114 0-228 1-342 2-115 1-228 2-343 1-113-1-227-3-342-4-113 0-228 0-342 0-114 1-228 4-343 7-113 5-228 9-341 12-115 4-229 5-343 5-114-1-228-3-342-5s-229-5-342-7c-115-1-228-3-343-2-114 2-228 5-285 8l-57 1z">
              <text:p/>
            </draw:path>
            <draw:path draw:style-name="gr6" draw:text-style-name="P6" draw:layer="layout" svg:width="15.06cm" svg:height="7.235cm" svg:x="27.639cm" svg:y="29.147cm" svg:viewBox="0 0 15061 7236" svg:d="M0 0l57 4c57 5 171 13 285 22 115 8 228 16 343 24 113 7 228 15 342 20 114 6 228 11 342 23s228 32 343 46c113 15 228 25 341 39 115 12 229 29 343 64s229 88 342 128c115 40 229 68 342 96 115 28 228 56 343 89 114 32 228 68 342 99 115 31 228 57 343 78 114 20 228 35 342 47s228 22 342 34 228 26 343 46c113 19 228 44 342 71 114 26 228 55 342 81 114 25 228 48 342 72 114 25 229 50 342 75 115 24 228 49 343 73 114 24 228 47 342 70s228 45 342 71c115 26 228 55 343 86 113 31 228 65 342 106s228 90 343 140c113 49 227 102 342 156 113 55 228 113 341 173 115 59 229 118 343 181 114 62 229 126 342 192 115 65 229 133 343 206s227 152 342 236c114 84 228 173 342 265 115 92 228 186 343 274 114 87 228 168 342 245 114 78 228 152 342 224 114 71 228 140 343 205 113 66 228 128 342 187s228 114 342 167c114 54 228 106 342 162 114 55 229 114 342 170 115 55 229 106 343 154 114 49 228 94 342 133 115 40 228 73 342 104 115 33 228 64 286 80l57 15v2003l-57-35c-58-35-171-105-286-178-114-71-227-146-342-224-114-78-228-160-342-243-114-82-228-165-343-252-113-88-228-180-342-272-114-91-228-183-342-281-114-99-228-202-342-308s-229-215-342-323c-115-108-229-215-343-321-114-105-228-208-342-316-114-110-228-223-342-342-115-119-228-243-343-362-114-119-228-233-342-339-115-105-228-204-342-296s-228-177-343-261c-113-84-228-166-342-243-114-78-228-150-343-221-113-72-228-143-341-210-115-65-229-128-342-187-115-61-229-120-343-169-114-51-229-92-342-130-115-39-228-74-343-104-114-30-228-57-342-83-114-28-228-55-342-83-115-28-228-56-343-85-113-28-228-56-342-83-114-28-228-52-342-81s-228-62-342-91c-114-30-229-57-342-79-115-22-229-39-343-54-114-14-228-26-342-41-114-14-228-32-342-57-115-24-228-55-343-91-114-36-228-78-342-117-115-37-228-71-343-105-113-34-227-66-342-111-113-44-228-101-342-140s-228-60-343-78c-113-17-228-32-341-50-115-19-229-42-343-57s-228-22-342-30c-114-7-229-15-342-23-115-8-228-16-343-25-114-7-228-17-285-21l-57-4z">
              <text:p/>
            </draw:path>
            <draw:path draw:style-name="gr7" draw:text-style-name="P7" draw:layer="layout" svg:width="15.06cm" svg:height="5.235cm" svg:x="27.639cm" svg:y="27.069cm" svg:viewBox="0 0 15061 5236" svg:d="M0 2037l57-3c57-4 171-10 285-18 115-9 228-19 343-30 113-11 228-23 342-35s228-24 342-38c114-12 228-28 343-46 113-18 228-39 341-64 115-24 229-53 343-84s229-63 342-96c115-32 229-65 342-98 115-34 228-68 343-106 114-38 228-80 342-117 115-36 228-66 343-90 114-25 228-43 342-58 114-14 228-26 342-41 114-14 228-31 343-53 113-22 228-50 342-79 114-30 228-62 342-91s228-54 342-81 229-56 342-84c115-28 228-56 343-84 114-28 228-56 342-83s228-53 342-83c115-31 228-66 343-104 113-39 228-80 342-130 114-49 228-108 343-169 113-60 227-122 342-9 113 111 228 397 341 520 115 123 229 83 343 239 114 157 229 511 342 682 115 171 229 161 343 152 114-11 227-21 342-35 114-15 228-35 342 208 115 242 228 747 343 1006 114 258 228 272 342 283 114 10 228 18 342 20 114 0 228-6 343-13 113-8 228-17 342-26 114-8 228-17 342-25 114-6 228-12 342-17s229-7 342-13c115-5 229-13 343-21s228-18 342-30c115-12 228-26 342-42 115-16 228-33 286-41l57-9v2335l-57-2c-58-1-171-5-286-8-114-4-227-7-342-14-114-7-228-17-342-29-114-11-228-23-343-38-113-16-228-34-342-52-114-17-228-34-342-52s-228-38-342-59c-114-23-229-46-342-70-115-25-229-51-343-81-114-31-228-66-342-106-114-39-228-81-342-370-115-289-228-823-343-1097-114-274-228-287-342-302-115-16-228-32-342-47-114-16-228-28-343-221-113-194-228-568-342-743s-228-152-343-291c-113-140-228-441-341-570-115-127-229-81-342-36-115 44-229 87-343 121-114 35-229 61-342 85-115 23-228 45-343 63-114 17-228 31-342 47-114 15-228 32-342 50-115 17-228 36-343 54-113 18-228 36-342 52-114 15-228 29-342 44s-228 32-342 48c-114 15-229 30-342 41-115 11-229 20-343 26s-228 10-342 15-228 11-342 20c-115 8-228 19-343 34-114 15-228 33-342 49-115 17-228 30-343 44-113 13-227 26-342 40-113 14-228 27-342 43-114 14-228 30-343 41-113 13-228 23-341 31-115 8-229 15-343 19-114 5-228 9-342 13s-229 8-342 13c-115 5-228 9-343 14-114 4-228 9-285 10l-57 3z">
              <text:p/>
            </draw:path>
            <draw:path draw:style-name="gr8" draw:text-style-name="P8" draw:layer="layout" svg:width="15.06cm" svg:height="4.973cm" svg:x="27.639cm" svg:y="24.649cm" svg:viewBox="0 0 15061 4974" svg:d="M0 4514l57 5c57 6 171 16 285 26 115 10 228 21 343 32 113 11 228 23 342 31s228 11 342 8c114-4 228-15 343-35 113-20 228-48 341-63 115-16 229-17 343-19 114-1 229-1 342 0 115 2 229 3 342 4 115 0 228-1 343-1 114-1 228-2 342-1 115 0 228 1 343 2 114 2 228 3 342 4s228 1 342 1 228 0 343-2c113-2 228-5 342-10 114-4 228-8 342-14 114-5 228-12 342-21 114-7 229-17 342-24 115-9 228-16 343-23 114-8 228-16 342-128s228-329 342-449c115-118 228-140 343-163 113-24 228-50 342-85 114-34 228-77 343-121 113-45 227-91 342-320 113-229 228-641 341-882 115-243 229-314 343-392s229-160 342-244c115-84 229-168 343-261 114-91 227-190 342-296 114-106 228-220 342-42 115 179 228 649 343 853 114 205 228 144 342 83s228-122 342-189 228-141 343-217c113-77 228-156 342-233 114-76 228-152 342-222 114-71 228-139 342-207 114-67 229-136 342-202 115-66 229-130 343 233 114 362 228 1151 342 1093 115-57 228-962 342-1440 115-479 228-531 286-557l57-26v2668l-57 16c-58 17-171 50-286 508-114 458-227 1341-342 1375-114 35-228-779-342-1166s-228-346-343-305c-113 42-228 86-342 127s-228 80-342 120c-114 39-228 79-342 120-114 40-229 81-342 121-115 41-229 82-343 118-114 35-228 66-342 97-114 32-228 62-342-175-115-238-228-745-343-961-114-216-228-143-342-76-115 65-228 123-342 176-114 52-228 99-343 145-113 46-228 92-342 135s-228 83-343 292c-113 208-228 585-341 780-115 195-229 208-342 218-115 11-229 17-343 23s-229 9-342 12c-115 3-228 6-343 111-114 105-228 310-342 408-114 99-228 90-342 82-115-10-228-18-343-27-113-8-228-16-342-25-114-7-228-16-342-27s-228-25-342-37c-114-13-229-23-342-32-115-10-229-17-343-23s-228-10-342-16c-114-5-228-12-342-21-115-8-228-20-343-30-114-10-228-19-342-27-115-10-228-18-343-27-113-10-227-19-342-29-113-11-228-20-342-30s-228-19-343-15c-113 4-228 22-341 33-115 11-229 14-343 14s-228-4-342-12-229-19-342-31c-115-11-228-21-343-31-114-10-228-22-285-27l-57-5z">
              <text:p/>
            </draw:path>
          </draw:g>
          <draw:frame draw:style-name="gr9" draw:text-style-name="P10" draw:layer="layout" svg:width="1.581cm" svg:height="0.581cm" svg:x="29.176cm" svg:y="36.443cm">
            <draw:text-box>
              <text:p text:style-name="P9"><text:span text:style-name="T1">Aug 06</text:span></text:p>
            </draw:text-box>
          </draw:frame>
          <draw:frame draw:style-name="gr9" draw:text-style-name="P10" draw:layer="layout" svg:width="1.581cm" svg:height="0.581cm" svg:x="31.56cm" svg:y="36.443cm">
            <draw:text-box>
              <text:p text:style-name="P9"><text:span text:style-name="T1">Aug 13</text:span></text:p>
            </draw:text-box>
          </draw:frame>
          <draw:frame draw:style-name="gr9" draw:text-style-name="P10" draw:layer="layout" svg:width="1.581cm" svg:height="0.581cm" svg:x="33.944cm" svg:y="36.443cm">
            <draw:text-box>
              <text:p text:style-name="P9"><text:span text:style-name="T1">Aug 20</text:span></text:p>
            </draw:text-box>
          </draw:frame>
          <draw:frame draw:style-name="gr9" draw:text-style-name="P10" draw:layer="layout" svg:width="1.581cm" svg:height="0.581cm" svg:x="36.326cm" svg:y="36.443cm">
            <draw:text-box>
              <text:p text:style-name="P9"><text:span text:style-name="T1">Aug 27</text:span></text:p>
            </draw:text-box>
          </draw:frame>
          <draw:frame draw:style-name="gr10" draw:text-style-name="P10" draw:layer="layout" svg:width="1.551cm" svg:height="0.581cm" svg:x="38.709cm" svg:y="36.443cm">
            <draw:text-box>
              <text:p text:style-name="P9"><text:span text:style-name="T1">Sep 03</text:span></text:p>
            </draw:text-box>
          </draw:frame>
          <draw:frame draw:style-name="gr10" draw:text-style-name="P10" draw:layer="layout" svg:width="1.551cm" svg:height="0.581cm" svg:x="41.093cm" svg:y="36.443cm">
            <draw:text-box>
              <text:p text:style-name="P9"><text:span text:style-name="T1">Sep 10</text:span></text:p>
            </draw:text-box>
          </draw:frame>
          <draw:frame draw:style-name="gr11" draw:text-style-name="P10" draw:layer="layout" svg:width="1.342cm" svg:height="0.581cm" svg:x="27.206cm" svg:y="36.444cm">
            <draw:text-box>
              <text:p text:style-name="P9"><text:span text:style-name="T1">Jul 31</text:span></text:p>
            </draw:text-box>
          </draw:frame>
          <draw:frame draw:style-name="gr12" draw:text-style-name="P11" draw:layer="layout" svg:width="1.366cm" svg:height="1.03cm" svg:x="39.592cm" svg:y="23.178cm">
            <draw:text-box>
              <text:p text:style-name="P9"><text:span text:style-name="T2">Gt</text:span></text:p>
            </draw:text-box>
          </draw:frame>
          <draw:frame draw:style-name="gr13" draw:text-style-name="P12" draw:layer="layout" svg:width="1.366cm" svg:height="1.03cm" svg:x="41.044cm" svg:y="32.683cm">
            <draw:text-box>
              <text:p text:style-name="P9"><text:span text:style-name="T2">LN</text:span></text:p>
            </draw:text-box>
          </draw:frame>
          <draw:frame draw:style-name="gr14" draw:text-style-name="P13" draw:layer="layout" svg:width="1.366cm" svg:height="1.03cm" svg:x="41.214cm" svg:y="34.647cm">
            <draw:text-box>
              <text:p text:style-name="P9"><text:span text:style-name="T2">Cl</text:span></text:p>
            </draw:text-box>
          </draw:frame>
          <draw:frame draw:style-name="gr15" draw:text-style-name="P14" draw:layer="layout" svg:width="1.366cm" svg:height="1.03cm" svg:x="36.519cm" svg:y="25.854cm">
            <draw:text-box>
              <text:p text:style-name="P9"><text:span text:style-name="T2">Tw</text:span></text:p>
            </draw:text-box>
          </draw:frame>
          <draw:frame draw:style-name="gr16" draw:text-style-name="P15" draw:layer="layout" svg:width="1.366cm" svg:height="1.03cm" svg:x="39.336cm" svg:y="28.727cm">
            <draw:text-box>
              <text:p text:style-name="P9"><text:span text:style-name="T2">Inf</text:span></text:p>
            </draw:text-box>
          </draw:frame>
          <draw:frame draw:style-name="gr17" draw:text-style-name="P16" draw:layer="layout" svg:width="1.708cm" svg:height="1.03cm" svg:x="31.908cm" svg:y="27.618cm">
            <draw:text-box>
              <text:p text:style-name="P9"><text:span text:style-name="T2">P12</text:span></text:p>
            </draw:text-box>
          </draw:frame>
          <draw:g>
            <draw:custom-shape draw:style-name="gr18" draw:text-style-name="P17" draw:layer="layout" svg:width="10.928cm" svg:height="2.902cm" svg:x="27.127cm" svg:y="21.845cm">
              <text:p/>
              <draw:enhanced-geometry svg:viewBox="0 0 21600 21600" draw:mirror-horizontal="false" draw:mirror-vertical="false" draw:type="rectangle" draw:enhanced-path="M 0 0 L 21600 0 21600 21600 0 21600 0 0 Z N"/>
            </draw:custom-shap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2" draw:text-style-name="P11" draw:layer="layout" svg:width="1.366cm" svg:height="1.03cm" svg:x="31.908cm" svg:y="23.523cm">
              <draw:text-box>
                <text:p text:style-name="P9"><text:span text:style-name="T2">Gt</text:span></text:p>
              </draw:text-box>
            </draw:frame>
            <draw:frame draw:style-name="gr15" draw:text-style-name="P14" draw:layer="layout" svg:width="1.366cm" svg:height="1.03cm" svg:x="31.908cm" svg:y="22.253cm">
              <draw:text-box>
                <text:p text:style-name="P9"><text:span text:style-name="T2">Tw</text:span></text:p>
              </draw:text-box>
            </draw:frame>
            <draw:frame draw:style-name="gr17" draw:text-style-name="P16" draw:layer="layout" svg:width="1.707cm" svg:height="1.03cm" svg:x="27.725cm" svg:y="22.869cm">
              <draw:text-box>
                <text:p text:style-name="P9"><text:span text:style-name="T2">P12</text:span></text:p>
              </draw:text-box>
            </draw:frame>
            <draw:frame draw:style-name="gr20" draw:text-style-name="P18" draw:layer="layout" svg:width="1.708cm" svg:height="1.03cm" svg:x="35.75cm" svg:y="22.869cm">
              <draw:text-box>
                <text:p text:style-name="P9"><text:span text:style-name="T2">MA</text:span></text:p>
              </draw:text-box>
            </draw:frame>
            <draw:custom-shape draw:style-name="gr21" draw:text-style-name="P19" draw:layer="layout" svg:width="1.708cm" svg:height="0.853cm" svg:x="29.859cm" svg:y="22.95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9" draw:layer="layout" svg:width="1.707cm" svg:height="0.853cm" svg:x="33.702cm" svg:y="22.9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 draw:text-style-name="P1" draw:layer="layout" svg:width="24cm" svg:height="17.45cm" svg:x="11.3cm" svg:y="1.1cm">
          <draw:image xlink:href="Pictures/20000002000001CE0000015AF9F1E5CE.eps" xlink:type="simple" xlink:show="embed" xlink:actuate="onLoad">
            <text:p/>
          </draw:image>
        </draw:frame>
        <draw:custom-shape draw:style-name="gr23" draw:text-style-name="P20" draw:layer="layout" svg:width="12.5cm" svg:height="15.8cm" svg:x="12.1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1" draw:layer="layout" svg:width="18.5cm" svg:height="16.4cm" svg:x="24.6cm" svg:y="21.2cm">
          <text:p/>
          <draw:enhanced-geometry svg:viewBox="0 0 21600 21600" draw:type="rectangle" draw:enhanced-path="M 0 0 L 21600 0 21600 21600 0 21600 0 0 Z N"/>
        </draw:custom-shape>
        <draw:line draw:style-name="gr25" draw:text-style-name="P1" draw:layer="layout" svg:x1="17.3cm" svg:y1="18.3cm" svg:x2="15.1cm" svg:y2="21.6cm">
          <text:p/>
        </draw:line>
        <draw:line draw:style-name="gr25" draw:text-style-name="P1" draw:layer="layout" svg:x1="21.94cm" svg:y1="18.56cm" svg:x2="24.6cm" svg:y2="21.1cm">
          <text:p/>
        </draw:line>
        <draw:frame draw:style-name="gr26" draw:text-style-name="P22" draw:layer="layout" svg:width="2.4cm" svg:height="2.1cm" svg:x="11.4cm" svg:y="22.3cm">
          <draw:text-box>
            <text:p><text:span text:style-name="T3">(*)</text:span></text:p>
          </draw:text-box>
        </draw:frame>
        <draw:frame draw:style-name="gr27" draw:text-style-name="P23" draw:layer="layout" svg:width="15.6cm" svg:height="1.326cm" draw:transform="rotate (1.5707963267949) translate (25.2cm 36.1cm)">
          <draw:text-box>
            <text:p text:style-name="P9"><text:span text:style-name="T4">Cummulative Sum</text:span></text:p>
          </draw:text-box>
        </draw:frame>
        <draw:frame draw:style-name="gr28" draw:text-style-name="P25" draw:layer="layout" svg:width="5cm" svg:height="3.7cm" svg:x="33.4cm" svg:y="11.1cm">
          <draw:text-box>
            <text:p text:style-name="P24"><text:span text:style-name="T5">(a)</text:span></text:p>
          </draw:text-box>
        </draw:frame>
        <draw:frame draw:style-name="gr28" draw:text-style-name="P25" draw:layer="layout" svg:width="5cm" svg:height="3.7cm" svg:x="39.3cm" svg:y="18.3cm">
          <draw:text-box>
            <text:p text:style-name="P24"><text:span text:style-name="T5">(c)</text:span></text:p>
          </draw:text-box>
        </draw:frame>
        <draw:frame draw:style-name="gr28" draw:text-style-name="P25" draw:layer="layout" svg:width="5cm" svg:height="3.7cm" svg:x="4.2cm" svg:y="18.3cm">
          <draw:text-box>
            <text:p text:style-name="P24"><text:span text:style-name="T5">(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5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5-31T12:41:46.122095378</dc:date>
    <meta:editing-duration>PT36M33S</meta:editing-duration>
    <meta:editing-cycles>6</meta:editing-cycles>
    <meta:generator>LibreOffice/4.4.6.3$Linux_X86_64 LibreOffice_project/40m0$Build-3</meta:generator>
    <meta:document-statistic meta:object-count="53"/>
  </office:meta>
</office:document-meta>
</file>